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E</mi>
      <mi/>
      <mo stretchy="false">⇒</mo>
      <mi/>
      <mtext>i</mtext>
      <mo stretchy="false">ℏ</mo>
      <mfrac>
        <mo stretchy="false">∂</mo>
        <mrow>
          <mo stretchy="false">∂</mo>
          <mi>t</mi>
        </mrow>
      </mfrac>
    </mrow>
    <annotation encoding="StarMath 5.0">E ~drarrow ~ "i" hbar partial over {partial t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03:51:44.184000000</meta:creation-date>
    <meta:generator>LibreOffice/4.1.4.2$Windows_x86 LibreOffice_project/0a0440ccc0227ad9829de5f46be37cfb6edcf72</meta:generator>
  </office:meta>
</office:document-meta>
</file>